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2f6d5" officeooo:paragraph-rsid="0012f6d5"/>
    </style:style>
    <style:style style:name="P2" style:family="paragraph" style:parent-style-name="Title" style:list-style-name="L1">
      <style:text-properties officeooo:paragraph-rsid="0016f407"/>
    </style:style>
    <style:style style:name="P3" style:family="paragraph" style:parent-style-name="Standard" style:list-style-name="L2">
      <style:text-properties officeooo:paragraph-rsid="0016f407"/>
    </style:style>
    <style:style style:name="P4" style:family="paragraph" style:parent-style-name="Standard" style:list-style-name="L2">
      <style:text-properties officeooo:paragraph-rsid="00188c84"/>
    </style:style>
    <style:style style:name="T1" style:family="text">
      <style:text-properties officeooo:rsid="0016f407"/>
    </style:style>
    <style:style style:name="T2" style:family="text">
      <style:text-properties officeooo:rsid="0012f6d5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61cm" fo:text-indent="-0.635cm" fo:margin-left="0.61cm"/>
        </style:list-level-properties>
      </text:list-level-style-number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5cm" fo:text-indent="-0.635cm" fo:margin-left="1.245cm"/>
        </style:list-level-properties>
        <style:text-properties style:font-name="Star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88cm" fo:text-indent="-0.635cm" fo:margin-left="1.88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15cm" fo:text-indent="-0.635cm" fo:margin-left="2.51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cm" fo:text-indent="-0.635cm" fo:margin-left="3.1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85cm" fo:text-indent="-0.635cm" fo:margin-left="3.78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cm" fo:text-indent="-0.635cm" fo:margin-left="4.4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55cm" fo:text-indent="-0.635cm" fo:margin-left="5.05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cm" fo:text-indent="-0.635cm" fo:margin-left="5.6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25cm" fo:text-indent="-0.635cm" fo:margin-left="6.32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237802714555160631" text:style-name="L1">
        <text:list-header>
          <text:p text:style-name="P2">Carcassone </text:p>
        </text:list-header>
      </text:list>
      <text:p text:style-name="Subtitle">Iteracje</text:p>
      <text:list xml:id="list8754557352822206331" text:style-name="L2">
        <text:list-item>
          <text:p text:style-name="P4"><text:span text:style-name="T2">Menu:</text:span></text:p>
          <text:list>
            <text:list-item>
              <text:p text:style-name="P3"><text:span text:style-name="T2">UI (grafika)</text:span></text:p>
            </text:list-item>
            <text:list-item>
              <text:p text:style-name="P3"><text:span text:style-name="T1">obsługa zdarzeń w menu(wejście, wyjście)</text:span></text:p>
            </text:list-item>
            <text:list-item>
              <text:p text:style-name="P3"><text:span text:style-name="T2">tworzenie nowej gry (pusta plansza z zawodnikami i punktem startowym)</text:span></text:p>
            </text:list-item>
          </text:list>
        </text:list-item>
        <text:list-item>
          <text:p text:style-name="P4"><text:span text:style-name="T2">Stworzenie planszy gry:</text:span></text:p>
          <text:list>
            <text:list-item>
              <text:p text:style-name="P3"><text:span text:style-name="T2">możliwość układania kafelków na pustej planszy</text:span></text:p>
            </text:list-item>
            <text:list-item>
              <text:p text:style-name="P3"><text:span text:style-name="T2">możliwość obrotu kafelków przed położeniem na planszy</text:span></text:p>
            </text:list-item>
            <text:list-item>
              <text:p text:style-name="P3"><text:span text:style-name="T2">fizyka gry zgodna z zasadami</text:span></text:p>
            </text:list-item>
            <text:list-item>
              <text:p text:style-name="P3"><text:span text:style-name="T2">lista graczy</text:span></text:p>
            </text:list-item>
            <text:list-item>
              <text:p text:style-name="P3"><text:span text:style-name="T2">obsługa mechanizmu turowego</text:span></text:p>
            </text:list-item>
          </text:list>
        </text:list-item>
        <text:list-item>
          <text:p text:style-name="P3"><text:span text:style-name="T2">Obsługa pionków:</text:span></text:p>
          <text:list>
            <text:list-item>
              <text:p text:style-name="P3"><text:span text:style-name="T2">możliwość układania pionków na kafelkach</text:span></text:p>
            </text:list-item>
            <text:list-item>
              <text:p text:style-name="P3"><text:span text:style-name="T2">naliczanie punktów dla poszczególnych graczy</text:span></text:p>
            </text:list-item>
          </text:list>
        </text:list-item>
        <text:list-item>
          <text:p text:style-name="P3"><text:span text:style-name="T2">Pilnowanie zasad gry (dozwolone i niedozwolone ruchy).</text:span></text:p>
        </text:list-item>
      </text:list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4T11:46:56.062000000</meta:creation-date>
    <dc:date>2018-02-18T18:13:42.018000000</dc:date>
    <meta:editing-duration>PT33M49S</meta:editing-duration>
    <meta:editing-cycles>5</meta:editing-cycles>
    <meta:generator>LibreOffice/5.0.6.3$Windows_x86 LibreOffice_project/490fc03b25318460cfc54456516ea2519c11d1aa</meta:generator>
    <meta:document-statistic meta:table-count="0" meta:image-count="0" meta:object-count="0" meta:page-count="1" meta:paragraph-count="16" meta:word-count="79" meta:character-count="506" meta:non-whitespace-character-count="456"/>
  </office:meta>
</office:document-meta>
</file>